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XMLFileModule.getResult( String name , Document document , Configuration modeConf , boolean get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athXMLFile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XMLFileModule.configure( Configuration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PathXMLFile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XMLFileModule.getAttribute( String name , Configuration modeConf , Map objectModel , boolean getValues )</text:p>
          </table:table-cell>
          <table:table-cell office:value-type="float" office:value="47">
            <text:p text:style-name="Table_20_Contents">4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66">
            <text:p text:style-name="Table_20_Contents">166</text:p>
          </table:table-cell>
        </table:table-row>
        <table:table-row>
          <table:table-cell office:value-type="string">
            <text:p text:style-name="Table_20_Contents">XPathXMLFile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Info.DocumentInfo( String uri , Document doc , SourceValidity validity , boolean cacheExpressions , Source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Info.isVali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PathXMLFile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